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3.224cm"/>
      <style:paragraph-properties style:writing-mode="lr-tb"/>
    </style:style>
    <style:style style:name="gr2" style:family="graphic" style:parent-style-name="Object_20_without_20_fill_5f_1">
      <style:graphic-properties draw:stroke="solid" draw:marker-end="Arrowheads_20_4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out_20_fill_5f_1">
      <style:graphic-properties draw:stroke="solid" draw:fill="none" draw:textarea-vertical-align="middle"/>
    </style:style>
    <style:style style:name="gr5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4.07cm"/>
      <style:paragraph-properties style:writing-mode="lr-tb"/>
    </style:style>
    <style:style style:name="gr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1.869cm"/>
      <style:paragraph-properties style:writing-mode="lr-tb"/>
    </style:style>
    <style:style style:name="gr8" style:family="graphic" style:parent-style-name="objectwithoutfill">
      <style:graphic-properties draw:stroke="dash" draw:stroke-dash="Dot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1.92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724cm" svg:height="0.683cm" svg:x="1.753cm" svg:y="1.453cm">
          <draw:text-box>
            <text:p><text:span text:style-name="T1">Markedslikevekten</text:span></text:p>
          </draw:text-box>
        </draw:frame>
        <draw:line draw:style-name="gr2" draw:text-style-name="P2" draw:layer="layout" svg:x1="2.353cm" svg:y1="6.106cm" svg:x2="5.353cm" svg:y2="6.056cm">
          <text:p/>
        </draw:line>
        <draw:line draw:style-name="gr2" draw:text-style-name="P2" draw:layer="layout" svg:x1="2.353cm" svg:y1="6.056cm" svg:x2="2.303cm" svg:y2="3.006cm">
          <text:p/>
        </draw:line>
        <draw:frame draw:style-name="gr3" draw:text-style-name="P3" draw:layer="layout" svg:width="0.606cm" svg:height="0.47cm" svg:x="2.078cm" svg:y="2.3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0.551cm" svg:height="0.47cm" svg:x="5.477cm" svg:y="5.7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2" draw:layer="layout" svg:x1="2.602cm" svg:y1="3.253cm" svg:x2="4.852cm" svg:y2="5.753cm">
          <text:p/>
        </draw:line>
        <draw:line draw:style-name="gr4" draw:text-style-name="P2" draw:layer="layout" svg:x1="4.551cm" svg:y1="3.002cm" svg:x2="2.751cm" svg:y2="5.752cm">
          <text:p/>
        </draw:line>
        <draw:custom-shape draw:style-name="gr5" draw:text-style-name="P4" draw:layer="layout" svg:width="0.299cm" svg:height="0.145cm" svg:x="3.502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445cm" svg:height="0.47cm" svg:x="4.779cm" svg:y="2.6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0.551cm" svg:height="0.47cm" svg:x="5.082cm" svg:y="5.2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1" draw:layer="layout" svg:width="4.57cm" svg:height="0.683cm" svg:x="7.653cm" svg:y="1.453cm">
          <draw:text-box>
            <text:p><text:span text:style-name="T1">Innføring av minstelønn</text:span></text:p>
          </draw:text-box>
        </draw:frame>
        <draw:frame draw:style-name="gr7" draw:text-style-name="P1" draw:layer="layout" svg:width="2.369cm" svg:height="0.683cm" svg:x="13.753cm" svg:y="1.453cm">
          <draw:text-box>
            <text:p><text:span text:style-name="T1">Økt inntekt</text:span></text:p>
          </draw:text-box>
        </draw:frame>
        <draw:line draw:style-name="gr8" draw:text-style-name="P2" draw:layer="layout" svg:x1="3.75cm" svg:y1="6cm" svg:x2="3.664cm" svg:y2="4.3cm">
          <text:p/>
        </draw:line>
        <draw:line draw:style-name="gr8" draw:text-style-name="P2" draw:layer="layout" svg:x1="2.35cm" svg:y1="4.4cm" svg:x2="3.6cm" svg:y2="4.4cm">
          <text:p/>
        </draw:line>
        <draw:line draw:style-name="gr2" draw:text-style-name="P2" draw:layer="layout" svg:x1="8.153cm" svg:y1="6.107cm" svg:x2="11.153cm" svg:y2="6.057cm">
          <text:p/>
        </draw:line>
        <draw:line draw:style-name="gr2" draw:text-style-name="P2" draw:layer="layout" svg:x1="8.153cm" svg:y1="6.057cm" svg:x2="8.103cm" svg:y2="3.007cm">
          <text:p/>
        </draw:line>
        <draw:frame draw:style-name="gr3" draw:text-style-name="P3" draw:layer="layout" svg:width="0.606cm" svg:height="0.47cm" svg:x="7.878cm" svg:y="2.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0.551cm" svg:height="0.47cm" svg:x="11.277cm" svg:y="5.7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" draw:text-style-name="P2" draw:layer="layout" svg:x1="8.402cm" svg:y1="3.254cm" svg:x2="10.652cm" svg:y2="5.754cm">
          <text:p/>
        </draw:line>
        <draw:line draw:style-name="gr4" draw:text-style-name="P2" draw:layer="layout" svg:x1="10.351cm" svg:y1="3.003cm" svg:x2="8.551cm" svg:y2="5.753cm">
          <text:p/>
        </draw:line>
        <draw:frame draw:style-name="gr3" draw:text-style-name="P3" draw:layer="layout" svg:width="0.445cm" svg:height="0.47cm" svg:x="10.579cm" svg:y="2.66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3" draw:layer="layout" svg:width="0.551cm" svg:height="0.47cm" svg:x="10.882cm" svg:y="5.2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" draw:text-style-name="P2" draw:layer="layout" svg:x1="9.985cm" svg:y1="6.053cm" svg:x2="9.966cm" svg:y2="3.548cm">
          <text:p/>
        </draw:line>
        <draw:frame draw:style-name="gr3" draw:text-style-name="P3" draw:layer="layout" svg:width="0.424cm" svg:height="0.47cm" svg:x="3.478cm" svg:y="6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0.513cm" svg:height="0.47cm" svg:x="1.478cm" svg:y="4.1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9" draw:text-style-name="P2" draw:layer="layout" svg:x1="8cm" svg:y1="3.6cm" svg:x2="10cm" svg:y2="3.6cm">
          <text:p/>
        </draw:line>
        <draw:frame draw:style-name="gr3" draw:text-style-name="P3" draw:layer="layout" svg:width="0.576cm" svg:height="0.529cm" svg:x="9.778cm" svg:y="6.36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8" draw:text-style-name="P2" draw:layer="layout" svg:x1="8.784cm" svg:y1="6.154cm" svg:x2="8.765cm" svg:y2="3.649cm">
          <text:p/>
        </draw:line>
        <draw:custom-shape draw:style-name="gr5" draw:text-style-name="P4" draw:layer="layout" svg:width="0.299cm" svg:height="0.145cm" svg:x="8.602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99cm" svg:height="0.145cm" svg:x="9.802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35cm" svg:height="0.529cm" svg:x="8.478cm" svg:y="6.36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" draw:text-style-name="P2" draw:layer="layout" svg:x1="14.153cm" svg:y1="6.107cm" svg:x2="17.153cm" svg:y2="6.057cm">
          <text:p/>
        </draw:line>
        <draw:line draw:style-name="gr2" draw:text-style-name="P2" draw:layer="layout" svg:x1="14.153cm" svg:y1="6.057cm" svg:x2="14.103cm" svg:y2="3.007cm">
          <text:p/>
        </draw:line>
        <draw:frame draw:style-name="gr3" draw:text-style-name="P3" draw:layer="layout" svg:width="0.606cm" svg:height="0.47cm" svg:x="13.878cm" svg:y="2.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3" draw:layer="layout" svg:width="0.551cm" svg:height="0.47cm" svg:x="17.277cm" svg:y="5.76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4" draw:text-style-name="P2" draw:layer="layout" svg:x1="14.402cm" svg:y1="3.254cm" svg:x2="16.652cm" svg:y2="5.754cm">
          <text:p/>
        </draw:line>
        <draw:line draw:style-name="gr4" draw:text-style-name="P2" draw:layer="layout" svg:x1="16.351cm" svg:y1="3.003cm" svg:x2="14.551cm" svg:y2="5.753cm">
          <text:p/>
        </draw:line>
        <draw:custom-shape draw:style-name="gr5" draw:text-style-name="P4" draw:layer="layout" svg:width="0.299cm" svg:height="0.145cm" svg:x="15.302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445cm" svg:height="0.47cm" svg:x="16.579cm" svg:y="2.6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3" draw:layer="layout" svg:width="0.551cm" svg:height="0.47cm" svg:x="16.882cm" svg:y="5.26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8" draw:text-style-name="P2" draw:layer="layout" svg:x1="15.55cm" svg:y1="6.001cm" svg:x2="15.464cm" svg:y2="4.301cm">
          <text:p/>
        </draw:line>
        <draw:line draw:style-name="gr8" draw:text-style-name="P2" draw:layer="layout" svg:x1="14.15cm" svg:y1="4.401cm" svg:x2="15.4cm" svg:y2="4.401cm">
          <text:p/>
        </draw:line>
        <draw:frame draw:style-name="gr3" draw:text-style-name="P3" draw:layer="layout" svg:width="0.56cm" svg:height="0.529cm" svg:x="15.378cm" svg:y="6.36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4" draw:text-style-name="P2" draw:layer="layout" svg:x1="15.851cm" svg:y1="2.403cm" svg:x2="14.25cm" svg:y2="4.75cm">
          <text:p/>
        </draw:line>
        <draw:frame draw:style-name="gr3" draw:text-style-name="P3" draw:layer="layout" svg:width="0.606cm" svg:height="0.47cm" svg:x="15.98cm" svg:y="2.16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8" draw:text-style-name="P2" draw:layer="layout" svg:x1="14.15cm" svg:y1="4.401cm" svg:x2="15.4cm" svg:y2="4.401cm">
          <text:p/>
        </draw:line>
        <draw:custom-shape draw:style-name="gr5" draw:text-style-name="P4" draw:layer="layout" svg:width="0.299cm" svg:height="0.145cm" svg:x="14.802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5cm" svg:y1="6cm" svg:x2="14.964cm" svg:y2="3.801cm">
          <text:p/>
        </draw:line>
        <draw:line draw:style-name="gr8" draw:text-style-name="P2" draw:layer="layout" svg:x1="15.55cm" svg:y1="6.001cm" svg:x2="15.464cm" svg:y2="4.301cm">
          <text:p/>
        </draw:line>
        <draw:frame draw:style-name="gr3" draw:text-style-name="P3" draw:layer="layout" svg:width="0.717cm" svg:height="0.47cm" svg:x="13.379cm" svg:y="4.1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3" draw:layer="layout" svg:width="0.699cm" svg:height="0.47cm" svg:x="13.38cm" svg:y="3.41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3" draw:layer="layout" svg:width="0.551cm" svg:height="0.529cm" svg:x="14.578cm" svg:y="6.36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3" draw:layer="layout" svg:width="0.903cm" svg:height="0.529cm" svg:x="7.279cm" svg:y="3.31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2" draw:layer="layout" svg:x1="13cm" svg:y1="4.5cm" svg:x2="13cm" svg:y2="3.5cm">
          <text:p/>
        </draw:line>
        <draw:line draw:style-name="gr11" draw:text-style-name="P2" draw:layer="layout" svg:x1="15.65cm" svg:y1="7.1cm" svg:x2="14.65cm" svg:y2="7.1cm">
          <text:p/>
        </draw:line>
        <draw:frame draw:style-name="gr12" draw:text-style-name="P5" draw:layer="layout" svg:width="2.42cm" svg:height="0.683cm" svg:x="8.13cm" svg:y="6.817cm">
          <draw:text-box>
            <text:p><text:span text:style-name="T2">arbeidsledighet</text:span></text:p>
          </draw:text-box>
        </draw:frame>
        <draw:line draw:style-name="gr8" draw:text-style-name="P2" draw:layer="layout" svg:x1="14.149cm" svg:y1="3.778cm" svg:x2="15.001cm" svg:y2="3.772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="solid" draw:stroke-dash="Dot" draw:fill="none"/>
      <style:paragraph-properties>
        <style:tab-stops/>
      </style:paragraph-properties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3-04-14T11:00:31.903631727</dc:date>
    <meta:editing-duration>PT1H8M40S</meta:editing-duration>
    <meta:editing-cycles>5</meta:editing-cycles>
    <meta:generator>LibreOffice/7.5.1.2$Linux_X86_64 LibreOffice_project/50$Build-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i>W</mi>
    <annotation encoding="StarMath 5.0">W</annotation>
  </semantics>
</math>
</file>

<file path=Object 10/content.xml><?xml version="1.0" encoding="utf-8"?>
<math xmlns="http://www.w3.org/1998/Math/MathML" display="block">
  <semantics>
    <mi>w</mi>
    <annotation encoding="StarMath 5.0">w</annotation>
  </semantics>
</math>
</file>

<file path=Object 11/content.xml><?xml version="1.0" encoding="utf-8"?>
<math xmlns="http://www.w3.org/1998/Math/MathML" display="block">
  <semantics>
    <msup>
      <mi>n</mi>
      <mi>S</mi>
    </msup>
    <annotation encoding="StarMath 5.0">n^S</annotation>
  </semantics>
</math>
</file>

<file path=Object 12/content.xml><?xml version="1.0" encoding="utf-8"?>
<math xmlns="http://www.w3.org/1998/Math/MathML" display="block">
  <semantics>
    <msup>
      <mi>n</mi>
      <mi>D</mi>
    </msup>
    <annotation encoding="StarMath 5.0">n^D</annotation>
  </semantics>
</math>
</file>

<file path=Object 13/content.xml><?xml version="1.0" encoding="utf-8"?>
<math xmlns="http://www.w3.org/1998/Math/MathML" display="block">
  <semantics>
    <mi>W</mi>
    <annotation encoding="StarMath 5.0">W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math xmlns="http://www.w3.org/1998/Math/MathML" display="block">
  <semantics>
    <mi>S</mi>
    <annotation encoding="StarMath 5.0">S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7/content.xml><?xml version="1.0" encoding="utf-8"?>
<math xmlns="http://www.w3.org/1998/Math/MathML" display="block">
  <semantics>
    <msup>
      <mi>n</mi>
      <mn>0</mn>
    </msup>
    <annotation encoding="StarMath 5.0">n^0</annotation>
  </semantics>
</math>
</file>

<file path=Object 18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9/content.xml><?xml version="1.0" encoding="utf-8"?>
<math xmlns="http://www.w3.org/1998/Math/MathML" display="block">
  <semantics>
    <mrow>
      <mi>w</mi>
      <mn>⁰</mn>
    </mrow>
    <annotation encoding="StarMath 5.0">w⁰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row>
      <mi>w</mi>
      <mn>¹</mn>
    </mrow>
    <annotation encoding="StarMath 5.0">w¹</annotation>
  </semantics>
</math>
</file>

<file path=Object 21/content.xml><?xml version="1.0" encoding="utf-8"?>
<math xmlns="http://www.w3.org/1998/Math/MathML" display="block">
  <semantics>
    <msup>
      <mi>n</mi>
      <mn>1</mn>
    </msup>
    <annotation encoding="StarMath 5.0">n^1</annotation>
  </semantics>
</math>
</file>

<file path=Object 22/content.xml><?xml version="1.0" encoding="utf-8"?>
<math xmlns="http://www.w3.org/1998/Math/MathML" display="block">
  <semantics>
    <msup>
      <mi>w</mi>
      <mi mathvariant="italic">min</mi>
    </msup>
    <annotation encoding="StarMath 5.0">w^{min}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D</mi>
    <annotation encoding="StarMath 5.0">D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